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800000080789FBF1D.png"/>
  <manifest:file-entry manifest:media-type="image/jpeg" manifest:full-path="Pictures/100000000000010A00000048E6E614E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Garamond1" svg:font-family="Garamond" style:font-family-generic="roman"/>
    <style:font-face style:name="Verdana" svg:font-family="Verdana" style:font-family-generic="swiss"/>
    <style:font-face style:name="Bitstream Vera Sans1" svg:font-family="'Bitstream Vera 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Garamond" svg:font-family="Garamond" style:font-adornments="Normal" style:font-family-generic="roman" style:font-pitch="variable"/>
    <style:font-face style:name="Bitstream Vera Sans" svg:font-family="'Bitstream Vera Sans'" style:font-family-generic="swiss" style:font-pitch="variable"/>
    <style:font-face style:name="Verdana1" svg:font-family="Verdana" style:font-family-generic="swiss" style:font-pitch="variable"/>
  </office:font-face-decls>
  <office:automatic-styles>
    <style:style style:name="P1" style:family="paragraph" style:parent-style-name="Header">
      <style:paragraph-properties>
        <style:tab-stops>
          <style:tab-stop style:position="7.488cm" style:type="center"/>
          <style:tab-stop style:position="16.999cm" style:type="right"/>
        </style:tab-stops>
      </style:paragraph-properties>
    </style:style>
    <style:style style:name="P2" style:family="paragraph" style:parent-style-name="Header">
      <style:text-properties fo:color="#008080" style:font-name="Verdana" fo:font-size="11pt" fo:font-style="italic" fo:font-weight="normal" style:font-size-asian="11pt" style:font-style-asian="italic" style:font-weight-asian="normal" style:font-size-complex="11pt" style:font-style-complex="italic" style:font-weight-complex="normal"/>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Standard">
      <style:text-properties style:font-name="Garamond1"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Garamond1" fo:font-size="12pt"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style:font-name="Garamond1" fo:font-size="24pt" fo:font-style="normal" style:text-underline-style="none" fo:font-weight="bold" style:font-size-asian="21pt" style:font-style-asian="normal" style:font-weight-asian="bold" style:font-size-complex="24pt" style:font-style-complex="normal" style:font-weight-complex="bold"/>
    </style:style>
    <style:style style:name="P8" style:family="paragraph" style:parent-style-name="Footer">
      <style:text-properties fo:color="#008080" style:font-name="Verdana" fo:font-size="8pt" style:font-size-asian="8pt" style:font-size-complex="8pt"/>
    </style:style>
    <style:style style:name="P9" style:family="paragraph" style:parent-style-name="Footer">
      <style:text-properties fo:color="#008080" style:font-name="Verdana" fo:font-size="8pt" fo:font-weight="bold" style:font-size-asian="8pt" style:font-weight-asian="bold" style:font-size-complex="8pt" style:font-weight-complex="bold"/>
    </style:style>
    <style:style style:name="P10" style:family="paragraph" style:parent-style-name="Header">
      <style:paragraph-properties fo:background-color="transparent">
        <style:background-image/>
      </style:paragraph-properties>
      <style:text-properties style:font-name="Verdana" fo:font-size="24pt" fo:font-weight="bold" style:font-size-asian="24pt" style:font-weight-asian="bold" style:font-size-complex="24pt" style:font-weight-complex="bold"/>
    </style:style>
    <style:style style:name="P11" style:family="paragraph" style:parent-style-name="Standard">
      <style:paragraph-properties fo:margin-left="-0.847cm" fo:margin-right="0cm" fo:text-indent="0cm" style:auto-text-indent="false"/>
      <style:text-properties style:font-name="Verdana" fo:font-size="10pt" fo:font-weight="bold" style:font-size-asian="10pt" style:font-weight-asian="bold" style:font-size-complex="10pt" style:font-weight-complex="bold"/>
    </style:style>
    <style:style style:name="P12" style:family="paragraph" style:parent-style-name="Standard">
      <style:paragraph-properties fo:margin-left="-0.847cm" fo:margin-right="0cm" fo:text-indent="0cm" style:auto-text-indent="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847cm" fo:margin-right="0cm" fo:text-indent="0cm" style:auto-text-indent="false"/>
      <style:text-properties style:font-name="Verdana"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fo:margin-left="-0.847cm" fo:margin-right="0cm" fo:text-indent="0cm" style:auto-text-indent="false"/>
      <style:text-properties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847cm" fo:margin-right="0cm" fo:text-indent="0cm" style:auto-text-indent="false"/>
      <style:text-properties style:font-name="Verdana" fo:font-size="10pt" fo:font-style="normal" style:text-underline-style="none" fo:font-weight="bold" style:font-size-asian="10pt" style:font-style-asian="normal" style:font-weight-asian="bold" style:font-size-complex="10pt" style:font-style-complex="normal" style:font-weight-complex="bold"/>
    </style:style>
    <style:style style:name="P16" style:family="paragraph" style:parent-style-name="Standard" style:master-page-name="First_20_Page">
      <style:paragraph-properties style:page-number="auto"/>
      <style:text-properties style:font-name="Verdana" fo:font-size="10pt" style:font-size-asian="10pt" style:font-size-complex="10pt"/>
    </style:style>
    <style:style style:name="P17" style:family="paragraph">
      <style:paragraph-properties fo:text-align="center"/>
    </style:style>
    <style:style style:name="T1" style:family="text">
      <style:text-properties style:font-name="Verdana1" fo:font-size="18pt" style:font-size-asian="18pt" style:font-size-complex="18pt"/>
    </style:style>
    <style:style style:name="T2" style:family="text">
      <style:text-properties fo:color="#008080"/>
    </style:style>
    <style:style style:name="T3" style:family="text">
      <style:text-properties fo:color="#008080" style:font-name="Verdana1" fo:font-size="18pt" fo:font-weight="bold" style:font-size-asian="18pt" style:font-weight-asian="bold" style:font-size-complex="18pt" style:font-weight-complex="bold"/>
    </style:style>
    <style:style style:name="T4" style:family="text">
      <style:text-properties fo:color="#008080" style:font-name="Verdana1" fo:font-size="18pt" fo:font-style="italic" fo:font-weight="normal" style:font-size-asian="18pt" style:font-style-asian="italic" style:font-weight-asian="normal" style:font-size-complex="18pt" style:font-style-complex="italic" style:font-weight-complex="normal"/>
    </style:style>
    <style:style style:name="T5" style:family="text">
      <style:text-properties fo:color="#008080" style:font-name="Verdana1" fo:font-size="18pt" fo:font-style="italic" fo:font-weight="bold" style:font-size-asian="18pt" style:font-style-asian="italic" style:font-weight-asian="bold" style:font-size-complex="18pt" style:font-style-complex="italic" style:font-weight-complex="bold"/>
    </style:style>
    <style:style style:name="T6" style:family="text">
      <style:text-properties fo:color="#008080" style:text-underline-style="none" fo:font-weight="bold" style:font-weight-asian="bold" style:font-weight-complex="bold"/>
    </style:style>
    <style:style style:name="T7" style:family="text">
      <style:text-properties fo:color="#008080" fo:font-style="italic" style:font-style-asian="italic" style:font-style-complex="italic"/>
    </style:style>
    <style:style style:name="T8" style:family="text">
      <style:text-properties fo:font-variant="small-caps" fo:color="#008080" style:font-name="Verdana" fo:font-size="8pt" fo:font-weight="bold" style:font-size-asian="8pt" style:font-weight-asian="bold" style:font-size-complex="8pt" style:font-weight-complex="bold"/>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style:text-underline-style="none" fo:font-weight="normal" style:font-weight-asian="normal" style:font-weight-complex="normal"/>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color="#008080" draw:fill-color="#0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8080" draw:fill-color="#0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draw:line text:anchor-type="paragraph" draw:z-index="0" draw:style-name="gr1" draw:text-style-name="P17" svg:x1="-1.027cm" svg:y1="0.469cm" svg:x2="17.487cm" svg:y2="0.481cm"><text:p/></draw:line></text:p>
      <text:p text:style-name="P11">A <text:span text:style-name="T9">/ </text:span><text:span text:style-name="T10">To : Aurélien Bompard</text:span></text:p>
      <text:p text:style-name="P12"/>
      <text:p text:style-name="P13">De <text:span text:style-name="T9">/ </text:span><text:span text:style-name="T10">From :</text:span><text:span text:style-name="T9"> Thomas ANDREJAK</text:span></text:p>
      <text:p text:style-name="P12"/>
      <text:p text:style-name="P13">Copie <text:span text:style-name="T9">/ </text:span><text:span text:style-name="T10">Copy :</text:span><text:span text:style-name="T12"> </text:span></text:p>
      <text:p text:style-name="P14"/>
      <text:p text:style-name="P15">Date :<text:span text:style-name="T9"> 06/07/2009</text:span></text:p>
      <text:p text:style-name="P14"/>
      <text:p text:style-name="P15">Ref. :<text:span text:style-name="T9"> </text:span></text:p>
      <text:p text:style-name="P14"/>
      <text:p text:style-name="P15">Object <text:span text:style-name="T9">/ </text:span><text:span text:style-name="T10">Subject :</text:span><text:span text:style-name="T9"> HowTo – Test Unitaire</text:span></text:p>
      <text:p text:style-name="P14"><draw:line text:anchor-type="char" draw:z-index="4" draw:style-name="gr2" draw:text-style-name="P17" svg:x1="-1.027cm" svg:y1="0.469cm" svg:x2="17.487cm" svg:y2="0.481cm"><text:p/></draw:line></text:p>
      <text:p text:style-name="P14"/>
      <text:p text:style-name="P14"/>
      <text:p text:style-name="P4"/>
      <text:p text:style-name="P4"/>
      <text:p text:style-name="P5"/>
      <text:p text:style-name="P5"/>
      <text:p text:style-name="P7">HowTo – Test Unitaire</text:p>
      <text:p text:style-name="P6"/>
      <text:p text:style-name="P6"/>
      <text:p text:style-name="P6"/>
      <text:p text:style-name="P6"/>
      <text:p text:style-name="P6">On supposera dans ce document que l'utilisateur est dans le répertoire principal de l'application TurboGears.</text:p>
      <text:p text:style-name="P6"/>
      <text:p text:style-name="P6"/>
      <text:p text:style-name="P6"/>
      <text:p text:style-name="P6">Afin de conserver l'arborescence en place, si le test concerne la base de données il doit être placé dans <text:span text:style-name="T11">vigiboard/tests/models</text:span>, pour un test fonctionnel dans <text:span text:style-name="T11">vigiboard/tests/functional</text:span>.</text:p>
      <text:p text:style-name="P6"/>
      <text:p text:style-name="P6"/>
      <text:p text:style-name="P6"/>
      <text:p text:style-name="P6">Il faut commencer par créer un fichier se nommant test_&lt;nom du test&gt;.py qui représentera notre groupe de test.</text:p>
      <text:p text:style-name="P6">Dans ce fichier, la méthode setup est exécutée avant l'exécution de l'ensemble des tests de ce fichier, et teardown à la fin.</text:p>
      <text:p text:style-name="P6"/>
      <text:p text:style-name="P6">Les différentes classes créée représentent différents tests totalement indépendants.</text:p>
      <text:p text:style-name="P6">On commence donc par créer une classe héritant de TestController et s'appellant Test&lt;Nom du test&gt;.</text:p>
      <text:p text:style-name="P6"/>
      <text:p text:style-name="P6">Dans celle-ci, chaque méthode s'appelant test_&lt;nom d'un test&gt; sera exécutée. Si une fonction soulève une exception ou retourne False, le teste sera considéré comme non fonctionnel et le détail de l'erreur sera affiché. C'est pour cela que les fonctions fournies par <text:span text:style-name="T11">Nose </text:span>(le module qui se charge de tout tester) peuvent contenir un message d'erreur.</text:p>
      <text:p text:style-name="P6"><text:soft-page-break/></text:p>
      <text:p text:style-name="P6">Les fonctions intéressantes fournies par le module <text:span text:style-name="T11">Model </text:span>sont setup_db et teardown_db. Elle permettent de construire et de peupler la base de données de tests puis de la vider. Ainsi chaque test est vraiment indépendant des autres et il n'y a pas besoin de se soucier si la base de données est propre ou pas.</text:p>
      <text:p text:style-name="P6"/>
      <text:p text:style-name="P6">On pourrait donc avoir un fichier de test de ce genre là :</text:p>
      <text:p text:style-name="P6"/>
      <text:p text:style-name="P6">----------------------------------------------------------------------</text:p>
      <text:p text:style-name="P6"># -*- coding: utf-8 -*-</text:p>
      <text:p text:style-name="P6"># # vim:set expandtab tabstop=4 shiftwidth=4:</text:p>
      <text:p text:style-name="P6">"""Un test"""</text:p>
      <text:p text:style-name="P6"/>
      <text:p text:style-name="P6">def setup():</text:p>
      <text:p text:style-name="P6"><text:s text:c="8"/>setup_db</text:p>
      <text:p text:style-name="P6"/>
      <text:p text:style-name="P6">def teardown():</text:p>
      <text:p text:style-name="P6"><text:s text:c="8"/>teardown_db()</text:p>
      <text:p text:style-name="P6"/>
      <text:p text:style-name="P6">Class TestAMoi(TestController):</text:p>
      <text:p text:style-name="P6"><text:s text:c="8"/>def test_un_test(self):</text:p>
      <text:p text:style-name="P6"><text:s text:c="16"/>"""Mon commentaire"""</text:p>
      <text:p text:style-name="P6"><text:s text:c="16"/># Permet de passer editeur</text:p>
      <text:p text:style-name="P6"><text:s text:c="16"/>environ = {'REMOTE_USER': 'editor'}</text:p>
      <text:p text:style-name="P6"><text:s text:c="16"/># On requête la page d'accueil, l'erreur doit être 403</text:p>
      <text:p text:style-name="P6"><text:s text:c="16"/># car on est editeur et non manager</text:p>
      <text:p text:style-name="P6"><text:s text:c="16"/>self.app.get('/secc', extra_environ=environ, status=403)</text:p>
      <text:p text:style-name="P6">----------------------------------------------------------------------</text:p>
      <text:p text:style-name="P6"/>
      <text:p text:style-name="P6">Pour la création de tests en rapport avec la base de données (les modèles), TG propose un module avec des fonctions complémentaires : ModelTest</text:p>
      <text:p text:style-name="P6"/>
      <text:p text:style-name="P6">Si l'on souhaite l'étendre, il faut commencer par renseigner en variable locale le modèle choisi ainsi que les arguments permettant d'en générer une entrée. Derrière, celui-ci se charge de tester la génération d'un objet (stocké dans self.obj) et l'accès à l'ensemble des données de celui-ci. Après, l'utilisateur est libre d'y rajouter toute sorte de tests.</text:p>
      <text:p text:style-name="P6"/>
      <text:p text:style-name="P6">On pourrait donc avoir un fichier de tests de ce genre là :</text:p>
      <text:p text:style-name="P6"/>
      <text:p text:style-name="P6">----------------------------------------------------------------------</text:p>
      <text:p text:style-name="P6"># -*- coding: utf-8 -*-</text:p>
      <text:p text:style-name="P6"># # vim:set expandtab tabstop=4 shiftwidth=4:</text:p>
      <text:p text:style-name="P6">"""Test d'un modèle"""</text:p>
      <text:p text:style-name="P6"/>
      <text:p text:style-name="P6">from vigiboard.model import Service</text:p>
      <text:p text:style-name="P6"/>
      <text:p text:style-name="P6"><text:soft-page-break/>def setup():</text:p>
      <text:p text:style-name="P6"><text:s text:c="8"/>setup_db</text:p>
      <text:p text:style-name="P6"/>
      <text:p text:style-name="P6">def teardown():</text:p>
      <text:p text:style-name="P6"><text:s text:c="8"/>teardown_db()</text:p>
      <text:p text:style-name="P6"/>
      <text:p text:style-name="P6">class TestService(ModelTest):</text:p>
      <text:p text:style-name="P6"><text:s text:c="4"/>"""Test de la table service"""</text:p>
      <text:p text:style-name="P6"/>
      <text:p text:style-name="P6"><text:s text:c="4"/>klass = Service</text:p>
      <text:p text:style-name="P6"><text:s text:c="4"/>attrs = dict(name="monservice")</text:p>
      <text:p text:style-name="P6"/>
      <text:p text:style-name="P6"><text:s text:c="4"/>def test_mon_test(self):</text:p>
      <text:p text:style-name="P6"><text:s text:c="8"/>"""Mon test"""</text:p>
      <text:p text:style-name="P6"><text:s text:c="8"/># On teste que le nom est bien une chaîne de caractères</text:p>
      <text:p text:style-name="P6"><text:s text:c="8"/>assert_true(isinstance(self.obj.name,''))</text:p>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Garamond1" svg:font-family="Garamond" style:font-family-generic="roman"/>
    <style:font-face style:name="Verdana" svg:font-family="Verdana" style:font-family-generic="swiss"/>
    <style:font-face style:name="Bitstream Vera Sans1" svg:font-family="'Bitstream Vera 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Garamond" svg:font-family="Garamond" style:font-adornments="Normal" style:font-family-generic="roman" style:font-pitch="variable"/>
    <style:font-face style:name="Bitstream Vera Sans" svg:font-family="'Bitstream Vera Sans'" style:font-family-generic="swiss" style:font-pitch="variable"/>
    <style:font-face style:name="Verdana1"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Garamond"/>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488cm" style:type="center"/>
          <style:tab-stop style:position="16.999cm" style:type="right"/>
        </style:tab-stops>
      </style:paragraph-properties>
    </style:style>
    <style:style style:name="MP2" style:family="paragraph" style:parent-style-name="Header">
      <style:text-properties fo:color="#008080" style:font-name="Verdana" fo:font-size="11pt" fo:font-style="italic" fo:font-weight="normal" style:font-size-asian="11pt" style:font-style-asian="italic" style:font-weight-asian="normal" style:font-size-complex="11pt" style:font-style-complex="italic" style:font-weight-complex="normal"/>
    </style:style>
    <style:style style:name="MP3" style:family="paragraph">
      <style:paragraph-properties fo:text-align="center"/>
    </style:style>
    <style:style style:name="MP4" style:family="paragraph" style:parent-style-name="Footer">
      <style:text-properties fo:color="#008080" style:font-name="Verdana" fo:font-size="8pt" style:font-size-asian="8pt" style:font-size-complex="8pt"/>
    </style:style>
    <style:style style:name="MP5" style:family="paragraph" style:parent-style-name="Footer">
      <style:text-properties fo:color="#008080" style:font-name="Verdana" fo:font-size="8pt" fo:font-weight="bold" style:font-size-asian="8pt" style:font-weight-asian="bold" style:font-size-complex="8pt" style:font-weight-complex="bold"/>
    </style:style>
    <style:style style:name="MP6" style:family="paragraph" style:parent-style-name="Header">
      <style:paragraph-properties fo:background-color="transparent">
        <style:background-image/>
      </style:paragraph-properties>
      <style:text-properties style:font-name="Verdana" fo:font-size="24pt" fo:font-weight="bold" style:font-size-asian="24pt" style:font-weight-asian="bold" style:font-size-complex="24pt" style:font-weight-complex="bold"/>
    </style:style>
    <style:style style:name="MT1" style:family="text">
      <style:text-properties style:font-name="Verdana1" fo:font-size="18pt" style:font-size-asian="18pt" style:font-size-complex="18pt"/>
    </style:style>
    <style:style style:name="MT2" style:family="text">
      <style:text-properties fo:color="#008080" style:font-name="Verdana1" fo:font-size="18pt" fo:font-weight="bold" style:font-size-asian="18pt" style:font-weight-asian="bold" style:font-size-complex="18pt" style:font-weight-complex="bold"/>
    </style:style>
    <style:style style:name="MT3" style:family="text">
      <style:text-properties fo:color="#008080" style:font-name="Verdana1" fo:font-size="18pt" fo:font-style="italic" fo:font-weight="normal" style:font-size-asian="18pt" style:font-style-asian="italic" style:font-weight-asian="normal" style:font-size-complex="18pt" style:font-style-complex="italic" style:font-weight-complex="normal"/>
    </style:style>
    <style:style style:name="MT4" style:family="text">
      <style:text-properties fo:color="#008080" style:font-name="Verdana1" fo:font-size="18pt" fo:font-style="italic" fo:font-weight="bold" style:font-size-asian="18pt" style:font-style-asian="italic" style:font-weight-asian="bold" style:font-size-complex="18pt" style:font-style-complex="italic" style:font-weight-complex="bold"/>
    </style:style>
    <style:style style:name="MT5" style:family="text">
      <style:text-properties fo:font-variant="small-caps" fo:color="#008080" style:font-name="Verdana" fo:font-size="8pt" fo:font-weight="bold" style:font-size-asian="8pt" style:font-weight-asian="bold" style:font-size-complex="8pt" style:font-weight-complex="bold"/>
    </style:style>
    <style:style style:name="MT6" style:family="text">
      <style:text-properties fo:color="#008080" style:text-underline-style="none" fo:font-weight="bold" style:font-weight-asian="bold" style:font-weight-complex="bold"/>
    </style:style>
    <style:style style:name="MT7" style:family="text">
      <style:text-properties fo:color="#008080"/>
    </style:style>
    <style:style style:name="MT8" style:family="text">
      <style:text-properties fo:color="#008080" fo:font-style="italic" style:font-style-asian="italic" style:font-style-complex="italic"/>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svg:stroke-color="#008080" draw:fill-color="#0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0.94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2.736cm" fo:margin-left="0cm" fo:margin-right="0cm" fo:margin-top="0.499cm"/>
      </style:footer-style>
    </style:page-layout>
    <style:page-layout style:name="Mpm2">
      <style:page-layout-properties fo:page-width="20.999cm" fo:page-height="29.699cm" style:num-format="1" style:print-orientation="portrait" fo:margin-top="2cm" fo:margin-bottom="1.11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2.764cm" fo:margin-left="0cm" fo:margin-right="0cm" fo:margin-top="0.499cm"/>
      </style:footer-style>
    </style:page-layout>
  </office:automatic-styles>
  <office:master-styles>
    <style:master-page style:name="Standard" style:page-layout-name="Mpm1">
      <style:header>
        <text:p text:style-name="MP1"><text:tab/><text:span text:style-name="MT1"><text:tab/></text:span><text:span text:style-name="MT2">Note / </text:span><text:span text:style-name="MT3">Mémo</text:span><text:span text:style-name="MT4"> </text:span><text:span text:style-name="MT3">(suite)</text:span></text:p>
        <text:p text:style-name="MP2"><draw:line text:anchor-type="paragraph" draw:z-index="9" draw:style-name="Mgr1" draw:text-style-name="MP3" svg:x1="-1.027cm" svg:y1="0.499cm" svg:x2="17.487cm" svg:y2="0.497cm"><text:p/></draw:line></text:p>
      </style:header>
      <style:footer>
        <text:p text:style-name="Footer"><draw:line text:anchor-type="paragraph" draw:z-index="7" draw:style-name="Mgr1" draw:text-style-name="MP3" svg:x1="-1.027cm" svg:y1="-0.095cm" svg:x2="17.487cm" svg:y2="-0.083cm"><text:p/></draw:line><draw:frame draw:style-name="Mfr1" draw:name="Image1" text:anchor-type="char" svg:x="-0.889cm" svg:y="0.347cm" svg:width="3cm" svg:height="0.815cm" draw:z-index="2"><draw:image xlink:href="Pictures/10000000000001D800000080789FBF1D.png" xlink:type="simple" xlink:show="embed" xlink:actuate="onLoad"/></draw:frame><text:tab/><text:span text:style-name="MT5">CS Systèmes d'Information</text:span></text:p>
        <text:p text:style-name="MP4"><text:tab/>22, Avenue Galilée – 92350 Le Plessis Robinson – France</text:p>
        <text:p text:style-name="MP4"><text:tab/>Tél. : +33 (0)1 41 28 40 00 – Fax : +33 (0)1 41 28 40 40</text:p>
        <text:p text:style-name="MP4"><text:tab/><text:a xlink:type="simple" xlink:href="http://www.c-s.fr/"><text:span text:style-name="MT6">www.c-s.fr</text:span></text:a></text:p>
        <text:p text:style-name="MP5"><text:tab/><text:tab/>- <text:page-number text:select-page="current">3</text:page-number> -</text:p>
      </style:footer>
    </style:master-page>
    <style:master-page style:name="First_20_Page" style:display-name="First Page" style:page-layout-name="Mpm2" style:next-style-name="Standard">
      <style:header>
        <text:p text:style-name="MP6"><draw:frame draw:style-name="Mfr1" draw:name="Image2" text:anchor-type="char" svg:x="-1.06cm" svg:y="0.007cm" svg:width="4.498cm" svg:height="1.217cm" draw:z-index="3"><draw:image xlink:href="Pictures/100000000000010A00000048E6E614EC.jpg" xlink:type="simple" xlink:show="embed" xlink:actuate="onLoad"/></draw:frame><text:tab/><text:tab/><text:span text:style-name="MT7">Note / </text:span><text:span text:style-name="MT8">Mémo</text:span></text:p>
      </style:header>
      <style:footer>
        <text:p text:style-name="Footer"><draw:line text:anchor-type="paragraph" draw:z-index="5" draw:style-name="Mgr1" draw:text-style-name="MP3" svg:x1="-1.03cm" svg:y1="-0.099cm" svg:x2="17.484cm" svg:y2="-0.101cm"><text:p/></draw:line><text:tab/><text:span text:style-name="MT5">CS Systèmes d'Information</text:span></text:p>
        <text:p text:style-name="MP4"><text:tab/>22, Avenue Galilée – 92350 Le Plessis Robinson – France</text:p>
        <text:p text:style-name="MP4"><text:tab/>Tél. : +33 (0)1 41 28 40 00 – Fax : +33 (0)1 41 28 40 40</text:p>
        <text:p text:style-name="MP4"><text:tab/><text:a xlink:type="simple" xlink:href="http://www.c-s.fr/"><text:span text:style-name="MT6">www.c-s.fr</text:span></text:a></text:p>
        <text:p text:style-name="MP5"><text:tab/><text:tab/>- <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Benjamin Danel</meta:initial-creator>
    <meta:creation-date>2006-04-18T11:02:33</meta:creation-date>
    <dc:date>2009-07-06T15:35:32.53</dc:date>
    <dc:language>fr-FR</dc:language>
    <meta:editing-cycles>8</meta:editing-cycles>
    <meta:editing-duration>PT00H35M48S</meta:editing-duration>
    <meta:document-statistic meta:table-count="0" meta:image-count="2" meta:object-count="0" meta:page-count="3" meta:paragraph-count="66" meta:word-count="541" meta:character-count="3766"/>
    <dc:creator>Sébastien Domergue</dc:creator>
    <meta:user-defined meta:name="Info 1"/>
    <meta:user-defined meta:name="Info 2"/>
    <meta:user-defined meta:name="Info 3"/>
    <meta:user-defined meta:name="Info 4"/>
  </office:meta>
</office:document-meta>
</file>